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2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4.2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9.82mm" svg:height="40.19mm" svg:x="494.52mm" svg:y="57.22mm">
            <loext:p draw:notify-on-update-of-ranges="Hoja1.B2:Hoja1.B12 Hoja1.D1:Hoja1.D1 Hoja1.D2:Hoja1.D12 Hoja1.B2:Hoja1.B12 Hoja1.J1:Hoja1.J1 Hoja1.J2:Hoja1.J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68.23mm" svg:height="89.95mm" svg:x="279.75mm" svg:y="102.47mm">
            <loext:p draw:notify-on-update-of-ranges="Hoja1.B2:Hoja1.B12 Hoja1.E1:Hoja1.E1 Hoja1.E2:Hoja1.E12 Hoja1.B2:Hoja1.B12 Hoja1.K1:Hoja1.K1 Hoja1.K2:Hoja1.K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29.91mm" svg:y="75.93mm">
            <loext:p draw:notify-on-update-of-ranges="Hoja1.B2:Hoja1.B4 Hoja1.C1:Hoja1.C1 Hoja1.C2:Hoja1.C4 Hoja1.B2:Hoja1.B4 Hoja1.I1:Hoja1.I1 Hoja1.I2:Hoja1.I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168.24mm" svg:height="89.95mm" svg:x="279.47mm" svg:y="5.59mm">
            <loext:p draw:notify-on-update-of-ranges="Hoja1.B2:Hoja1.B12 Hoja1.D1:Hoja1.D1 Hoja1.D2:Hoja1.D12 Hoja1.B2:Hoja1.B12 Hoja1.J1:Hoja1.J1 Hoja1.J2:Hoja1.J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5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Locales</text:p>
          </table:table-cell>
          <table:table-cell table:style-name="ce3" office:value-type="string" calcext:value-type="string">
            <text:p>Globales</text:p>
          </table:table-cell>
          <table:table-cell table:style-name="ce3" office:value-type="string" calcext:value-type="string">
            <text:p>Dinámicos</text:p>
          </table:table-cell>
          <table:table-cell table:style-name="ce4" office:value-type="string" calcext:value-type="string">
            <text:p>Atgrid:</text:p>
          </table:table-cell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Locales</text:p>
          </table:table-cell>
          <table:table-cell table:style-name="ce3" office:value-type="string" calcext:value-type="string">
            <text:p>Globales</text:p>
          </table:table-cell>
          <table:table-cell table:style-name="ce1" office:value-type="string" calcext:value-type="string">
            <text:p>Dinámicos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table:formula="of:=[.A2]*8" office:value-type="float" office:value="524288" calcext:value-type="float">
            <text:p>524288</text:p>
          </table:table-cell>
          <table:table-cell table:style-name="Default" office:value-type="float" office:value="0.000639719" calcext:value-type="float">
            <text:p>0,000639719</text:p>
          </table:table-cell>
          <table:table-cell office:value-type="float" office:value="0.000607585" calcext:value-type="float">
            <text:p>0,000607585</text:p>
          </table:table-cell>
          <table:table-cell office:value-type="float" office:value="0.000353979" calcext:value-type="float">
            <text:p>0,000353979</text:p>
          </table:table-cell>
          <table:table-cell/>
          <table:table-cell office:value-type="float" office:value="65536" calcext:value-type="float">
            <text:p>65536</text:p>
          </table:table-cell>
          <table:table-cell table:formula="of:=[.G2]*8" office:value-type="float" office:value="524288" calcext:value-type="float">
            <text:p>524288</text:p>
          </table:table-cell>
          <table:table-cell table:style-name="Default" office:value-type="float" office:value="0.000292302" calcext:value-type="float">
            <text:p>0,000292302</text:p>
          </table:table-cell>
          <table:table-cell office:value-type="float" office:value="0.000278217" calcext:value-type="float">
            <text:p>0,000278217</text:p>
          </table:table-cell>
          <table:table-cell office:value-type="float" office:value="0.000274168" calcext:value-type="float">
            <text:p>0,000274168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table:formula="of:=[.A3]*8" office:value-type="float" office:value="1048576" calcext:value-type="float">
            <text:p>1048576</text:p>
          </table:table-cell>
          <table:table-cell table:style-name="Default" office:value-type="float" office:value="0.001370103" calcext:value-type="float">
            <text:p>0,001370103</text:p>
          </table:table-cell>
          <table:table-cell office:value-type="float" office:value="0.001020553" calcext:value-type="float">
            <text:p>0,001020553</text:p>
          </table:table-cell>
          <table:table-cell office:value-type="float" office:value="0.000663568" calcext:value-type="float">
            <text:p>0,000663568</text:p>
          </table:table-cell>
          <table:table-cell/>
          <table:table-cell office:value-type="float" office:value="131072" calcext:value-type="float">
            <text:p>131072</text:p>
          </table:table-cell>
          <table:table-cell table:formula="of:=[.G3]*8" office:value-type="float" office:value="1048576" calcext:value-type="float">
            <text:p>1048576</text:p>
          </table:table-cell>
          <table:table-cell table:style-name="Default" office:value-type="float" office:value="0.000841684" calcext:value-type="float">
            <text:p>0,000841684</text:p>
          </table:table-cell>
          <table:table-cell office:value-type="float" office:value="0.000862541" calcext:value-type="float">
            <text:p>0,000862541</text:p>
          </table:table-cell>
          <table:table-cell office:value-type="float" office:value="0.000793226" calcext:value-type="float">
            <text:p>0,000793226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table:formula="of:=[.A4]*8" office:value-type="float" office:value="2097152" calcext:value-type="float">
            <text:p>2097152</text:p>
          </table:table-cell>
          <table:table-cell table:style-name="Default" office:value-type="float" office:value="0.001440584" calcext:value-type="float">
            <text:p>0,001440584</text:p>
          </table:table-cell>
          <table:table-cell office:value-type="float" office:value="0.001476087" calcext:value-type="float">
            <text:p>0,001476087</text:p>
          </table:table-cell>
          <table:table-cell office:value-type="float" office:value="0.001522026" calcext:value-type="float">
            <text:p>0,001522026</text:p>
          </table:table-cell>
          <table:table-cell/>
          <table:table-cell office:value-type="float" office:value="262144" calcext:value-type="float">
            <text:p>262144</text:p>
          </table:table-cell>
          <table:table-cell table:formula="of:=[.G4]*8" office:value-type="float" office:value="2097152" calcext:value-type="float">
            <text:p>2097152</text:p>
          </table:table-cell>
          <table:table-cell table:style-name="Default" office:value-type="float" office:value="0.001685921" calcext:value-type="float">
            <text:p>0,001685921</text:p>
          </table:table-cell>
          <table:table-cell office:value-type="float" office:value="0.001703415" calcext:value-type="float">
            <text:p>0,001703415</text:p>
          </table:table-cell>
          <table:table-cell office:value-type="float" office:value="0.001686064" calcext:value-type="float">
            <text:p>0,001686064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table:formula="of:=[.A5]*8" office:value-type="float" office:value="4194304" calcext:value-type="float">
            <text:p>4194304</text:p>
          </table:table-cell>
          <table:table-cell office:value-type="string" calcext:value-type="string">
            <text:p>CORE</text:p>
          </table:table-cell>
          <table:table-cell office:value-type="float" office:value="0.002695415" calcext:value-type="float">
            <text:p>0,002695415</text:p>
          </table:table-cell>
          <table:table-cell office:value-type="float" office:value="0.002560905" calcext:value-type="float">
            <text:p>0,002560905</text:p>
          </table:table-cell>
          <table:table-cell/>
          <table:table-cell office:value-type="float" office:value="524288" calcext:value-type="float">
            <text:p>524288</text:p>
          </table:table-cell>
          <table:table-cell table:formula="of:=[.G5]*8" office:value-type="float" office:value="4194304" calcext:value-type="float">
            <text:p>4194304</text:p>
          </table:table-cell>
          <table:table-cell office:value-type="string" calcext:value-type="string">
            <text:p>CORE</text:p>
          </table:table-cell>
          <table:table-cell office:value-type="float" office:value="0.00265397" calcext:value-type="float">
            <text:p>0,00265397</text:p>
          </table:table-cell>
          <table:table-cell office:value-type="float" office:value="0.002587189" calcext:value-type="float">
            <text:p>0,002587189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table:formula="of:=[.A6]*8" office:value-type="float" office:value="8388608" calcext:value-type="float">
            <text:p>8388608</text:p>
          </table:table-cell>
          <table:table-cell office:value-type="string" calcext:value-type="string">
            <text:p>CORE</text:p>
          </table:table-cell>
          <table:table-cell office:value-type="float" office:value="0.005224591" calcext:value-type="float">
            <text:p>0,005224591</text:p>
          </table:table-cell>
          <table:table-cell office:value-type="float" office:value="0.008504593" calcext:value-type="float">
            <text:p>0,008504593</text:p>
          </table:table-cell>
          <table:table-cell/>
          <table:table-cell office:value-type="float" office:value="1048576" calcext:value-type="float">
            <text:p>1048576</text:p>
          </table:table-cell>
          <table:table-cell table:formula="of:=[.G6]*8" office:value-type="float" office:value="8388608" calcext:value-type="float">
            <text:p>8388608</text:p>
          </table:table-cell>
          <table:table-cell office:value-type="string" calcext:value-type="string">
            <text:p>CORE</text:p>
          </table:table-cell>
          <table:table-cell office:value-type="float" office:value="0.005980584" calcext:value-type="float">
            <text:p>0,005980584</text:p>
          </table:table-cell>
          <table:table-cell office:value-type="float" office:value="0.005933762" calcext:value-type="float">
            <text:p>0,005933762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table:formula="of:=[.A7]*8" office:value-type="float" office:value="16777216" calcext:value-type="float">
            <text:p>16777216</text:p>
          </table:table-cell>
          <table:table-cell office:value-type="string" calcext:value-type="string">
            <text:p>CORE</text:p>
          </table:table-cell>
          <table:table-cell office:value-type="float" office:value="0.012184458" calcext:value-type="float">
            <text:p>0,012184458</text:p>
          </table:table-cell>
          <table:table-cell office:value-type="float" office:value="0.010753092" calcext:value-type="float">
            <text:p>0,010753092</text:p>
          </table:table-cell>
          <table:table-cell/>
          <table:table-cell office:value-type="float" office:value="2097152" calcext:value-type="float">
            <text:p>2097152</text:p>
          </table:table-cell>
          <table:table-cell table:formula="of:=[.G7]*8" office:value-type="float" office:value="16777216" calcext:value-type="float">
            <text:p>16777216</text:p>
          </table:table-cell>
          <table:table-cell office:value-type="string" calcext:value-type="string">
            <text:p>CORE</text:p>
          </table:table-cell>
          <table:table-cell office:value-type="float" office:value="0.011961613" calcext:value-type="float">
            <text:p>0,011961613</text:p>
          </table:table-cell>
          <table:table-cell office:value-type="float" office:value="0.011806939" calcext:value-type="float">
            <text:p>0,011806939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table:formula="of:=[.A8]*8" office:value-type="float" office:value="33554432" calcext:value-type="float">
            <text:p>33554432</text:p>
          </table:table-cell>
          <table:table-cell office:value-type="string" calcext:value-type="string">
            <text:p>CORE</text:p>
          </table:table-cell>
          <table:table-cell office:value-type="float" office:value="0.021827595" calcext:value-type="float">
            <text:p>0,021827595</text:p>
          </table:table-cell>
          <table:table-cell office:value-type="float" office:value="0.02243323" calcext:value-type="float">
            <text:p>0,02243323</text:p>
          </table:table-cell>
          <table:table-cell/>
          <table:table-cell office:value-type="float" office:value="4194304" calcext:value-type="float">
            <text:p>4194304</text:p>
          </table:table-cell>
          <table:table-cell table:formula="of:=[.G8]*8" office:value-type="float" office:value="33554432" calcext:value-type="float">
            <text:p>33554432</text:p>
          </table:table-cell>
          <table:table-cell office:value-type="string" calcext:value-type="string">
            <text:p>CORE</text:p>
          </table:table-cell>
          <table:table-cell office:value-type="float" office:value="0.023617483" calcext:value-type="float">
            <text:p>0,023617483</text:p>
          </table:table-cell>
          <table:table-cell office:value-type="float" office:value="0.023483793" calcext:value-type="float">
            <text:p>0,023483793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table:formula="of:=[.A9]*8" office:value-type="float" office:value="67108864" calcext:value-type="float">
            <text:p>67108864</text:p>
          </table:table-cell>
          <table:table-cell office:value-type="string" calcext:value-type="string">
            <text:p>CORE</text:p>
          </table:table-cell>
          <table:table-cell office:value-type="float" office:value="0.039013598" calcext:value-type="float">
            <text:p>0,039013598</text:p>
          </table:table-cell>
          <table:table-cell office:value-type="float" office:value="0.038498684" calcext:value-type="float">
            <text:p>0,038498684</text:p>
          </table:table-cell>
          <table:table-cell/>
          <table:table-cell office:value-type="float" office:value="8388608" calcext:value-type="float">
            <text:p>8388608</text:p>
          </table:table-cell>
          <table:table-cell table:formula="of:=[.G9]*8" office:value-type="float" office:value="67108864" calcext:value-type="float">
            <text:p>67108864</text:p>
          </table:table-cell>
          <table:table-cell office:value-type="string" calcext:value-type="string">
            <text:p>CORE</text:p>
          </table:table-cell>
          <table:table-cell office:value-type="float" office:value="0.046993269" calcext:value-type="float">
            <text:p>0,046993269</text:p>
          </table:table-cell>
          <table:table-cell office:value-type="float" office:value="0.047053219" calcext:value-type="float">
            <text:p>0,047053219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table:formula="of:=[.A10]*8" office:value-type="float" office:value="134217728" calcext:value-type="float">
            <text:p>134217728</text:p>
          </table:table-cell>
          <table:table-cell office:value-type="string" calcext:value-type="string">
            <text:p>CORE</text:p>
          </table:table-cell>
          <table:table-cell office:value-type="float" office:value="0.089127827" calcext:value-type="float">
            <text:p>0,089127827</text:p>
          </table:table-cell>
          <table:table-cell office:value-type="float" office:value="0.079294458" calcext:value-type="float">
            <text:p>0,079294458</text:p>
          </table:table-cell>
          <table:table-cell/>
          <table:table-cell office:value-type="float" office:value="16777216" calcext:value-type="float">
            <text:p>16777216</text:p>
          </table:table-cell>
          <table:table-cell table:formula="of:=[.G10]*8" office:value-type="float" office:value="134217728" calcext:value-type="float">
            <text:p>134217728</text:p>
          </table:table-cell>
          <table:table-cell office:value-type="string" calcext:value-type="string">
            <text:p>CORE</text:p>
          </table:table-cell>
          <table:table-cell office:value-type="float" office:value="0.093346992" calcext:value-type="float">
            <text:p>0,093346992</text:p>
          </table:table-cell>
          <table:table-cell office:value-type="float" office:value="0.092506548" calcext:value-type="float">
            <text:p>0,092506548</text:p>
          </table:table-cell>
        </table:table-row>
        <table:table-row table:style-name="ro2">
          <table:table-cell office:value-type="float" office:value="33554432" calcext:value-type="float">
            <text:p>33554432</text:p>
          </table:table-cell>
          <table:table-cell table:formula="of:=[.A11]*8" office:value-type="float" office:value="268435456" calcext:value-type="float">
            <text:p>268435456</text:p>
          </table:table-cell>
          <table:table-cell office:value-type="string" calcext:value-type="string">
            <text:p>CORE</text:p>
          </table:table-cell>
          <table:table-cell office:value-type="float" office:value="0.292555874" calcext:value-type="float">
            <text:p>0,292555874</text:p>
          </table:table-cell>
          <table:table-cell office:value-type="float" office:value="0.381329986" calcext:value-type="float">
            <text:p>0,381329986</text:p>
          </table:table-cell>
          <table:table-cell/>
          <table:table-cell office:value-type="float" office:value="33554432" calcext:value-type="float">
            <text:p>33554432</text:p>
          </table:table-cell>
          <table:table-cell table:formula="of:=[.G11]*8" office:value-type="float" office:value="268435456" calcext:value-type="float">
            <text:p>268435456</text:p>
          </table:table-cell>
          <table:table-cell office:value-type="string" calcext:value-type="string">
            <text:p>CORE</text:p>
          </table:table-cell>
          <table:table-cell office:value-type="float" office:value="0.185995082" calcext:value-type="float">
            <text:p>0,185995082</text:p>
          </table:table-cell>
          <table:table-cell office:value-type="float" office:value="0.186951391" calcext:value-type="float">
            <text:p>0,186951391</text:p>
          </table:table-cell>
        </table:table-row>
        <table:table-row table:style-name="ro2">
          <table:table-cell office:value-type="float" office:value="67108864" calcext:value-type="float">
            <text:p>67108864</text:p>
          </table:table-cell>
          <table:table-cell table:formula="of:=[.A12]*8" office:value-type="float" office:value="536870912" calcext:value-type="float">
            <text:p>536870912</text:p>
          </table:table-cell>
          <table:table-cell office:value-type="string" calcext:value-type="string">
            <text:p>CORE</text:p>
          </table:table-cell>
          <table:table-cell office:value-type="float" office:value="0.310145824" calcext:value-type="float">
            <text:p>0,310145824</text:p>
          </table:table-cell>
          <table:table-cell office:value-type="float" office:value="0.331624236" calcext:value-type="float">
            <text:p>0,331624236</text:p>
          </table:table-cell>
          <table:table-cell/>
          <table:table-cell office:value-type="float" office:value="67108864" calcext:value-type="float">
            <text:p>67108864</text:p>
          </table:table-cell>
          <table:table-cell table:formula="of:=[.G12]*8" office:value-type="float" office:value="536870912" calcext:value-type="float">
            <text:p>536870912</text:p>
          </table:table-cell>
          <table:table-cell office:value-type="string" calcext:value-type="string">
            <text:p>CORE</text:p>
          </table:table-cell>
          <table:table-cell office:value-type="float" office:value="0.185995082" calcext:value-type="float">
            <text:p>0,185995082</text:p>
          </table:table-cell>
          <table:table-cell office:value-type="float" office:value="0.37298705" calcext:value-type="float">
            <text:p>0,372987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 style:data-style-name="N2" text:time-value="13:05:46.0645523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2:36:38.191667887</meta:creation-date>
    <dc:date>2018-03-07T13:06:31.272974422</dc:date>
    <meta:editing-duration>PT46M38S</meta:editing-duration>
    <meta:editing-cycles>15</meta:editing-cycles>
    <meta:generator>LibreOffice/5.1.6.2$Linux_X86_64 LibreOffice_project/10m0$Build-2</meta:generator>
    <meta:document-statistic meta:table-count="1" meta:cell-count="12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99ffff" draw:fill-color="#99ff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666" draw:fill-color="#ff666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1cm" svg:y="0.316cm" chart:style-name="ch2">
          <text:p>Vectores Locales</text:p>
        </chart:title>
        <chart:legend chart:legend-position="end" svg:x="13.465cm" svg:y="3.952cm" style:legend-expansion="high" chart:style-name="ch3"/>
        <chart:plot-area chart:style-name="ch4" table:cell-range-address="Hoja1.B2:Hoja1.C4 Hoja1.C1:Hoja1.C1 Hoja1.I1:Hoja1.I4" chart:data-source-has-labels="row" svg:x="1.331cm" svg:y="1.275cm" svg:width="11.814cm" svg:height="6.564cm">
          <chartooo:coordinate-region svg:x="2.614cm" svg:y="1.474cm" svg:width="9.788cm" svg:height="5.718cm"/>
          <chart:axis chart:dimension="x" chart:name="primary-x" chart:style-name="ch5">
            <chart:title svg:x="6.784cm" svg:y="8.019cm" chart:style-name="ch6">
              <text:p>Bytes</text:p>
            </chart:title>
          </chart:axis>
          <chart:axis chart:dimension="y" chart:name="primary-y" chart:style-name="ch5">
            <chart:title svg:x="0.451cm" svg:y="5.355cm" chart:style-name="ch7">
              <text:p>Segundos</text:p>
            </chart:title>
            <chart:grid chart:style-name="ch8" chart:class="major"/>
          </chart:axis>
          <chart:series chart:style-name="ch9" chart:values-cell-range-address="Hoja1.C2:Hoja1.C4" chart:label-cell-address="Hoja1.C1:Hoja1.C1" chart:class="chart:scatter">
            <chart:domain table:cell-range-address="Hoja1.B2:Hoja1.B4"/>
            <chart:data-point chart:repeated="3"/>
          </chart:series>
          <chart:series chart:style-name="ch10" chart:values-cell-range-address="Hoja1.I2:Hoja1.I4" chart:label-cell-address="Hoja1.I1:Hoja1.I1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Locales</text:p>
                <draw:g>
                  <svg:desc>Hoja1.C1:Hoja1.C1</svg:desc>
                </draw:g>
              </table:table-cell>
              <table:table-cell office:value-type="string">
                <text:p>Locales</text:p>
                <draw:g>
                  <svg:desc>Hoja1.I1:Hoja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Hoja1.B2:Hoja1.B4</svg:desc>
                </draw:g>
              </table:table-cell>
              <table:table-cell office:value-type="float" office:value="0.000639719">
                <text:p>0.000639719</text:p>
                <draw:g>
                  <svg:desc>Hoja1.C2:Hoja1.C4</svg:desc>
                </draw:g>
              </table:table-cell>
              <table:table-cell office:value-type="float" office:value="0.000292302">
                <text:p>0.000292302</text:p>
                <draw:g>
                  <svg:desc>Hoja1.I2:Hoja1.I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1370103">
                <text:p>0.001370103</text:p>
              </table:table-cell>
              <table:table-cell office:value-type="float" office:value="0.000841684">
                <text:p>0.0008416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1440584">
                <text:p>0.001440584</text:p>
              </table:table-cell>
              <table:table-cell office:value-type="float" office:value="0.001685921">
                <text:p>0.0016859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99ffff" draw:fill-color="#99ff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666" draw:fill-color="#ff666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.983cm" svg:height="4.02cm" xlink:href=".." xlink:type="simple" chart:class="chart:scatter" chart:style-name="ch1">
        <chart:title svg:x="-0.852cm" svg:y="0.216cm" chart:style-name="ch2">
          <text:p>Vectores globales</text:p>
        </chart:title>
        <chart:legend chart:legend-position="end" svg:x="0.11cm" svg:y="0.668cm" style:legend-expansion="high" chart:style-name="ch3"/>
        <chart:plot-area chart:style-name="ch4" table:cell-range-address="Hoja1.B2:Hoja1.B12 Hoja1.D1:Hoja1.D12 Hoja1.J1:Hoja1.J12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5">
            <chart:title svg:x="-0.399cm" svg:y="3.04cm" chart:style-name="ch6">
              <text:p>Bytes</text:p>
            </chart:title>
          </chart:axis>
          <chart:axis chart:dimension="y" chart:name="primary-y" chart:style-name="ch7">
            <chart:title svg:x="0.45cm" svg:y="2.815cm" chart:style-name="ch8">
              <text:p>Segundos</text:p>
            </chart:title>
            <chart:grid chart:style-name="ch9" chart:class="major"/>
          </chart:axis>
          <chart:series chart:style-name="ch10" chart:values-cell-range-address="Hoja1.D2:Hoja1.D12" chart:label-cell-address="Hoja1.D1:Hoja1.D1" chart:class="chart:scatter">
            <chart:domain table:cell-range-address="Hoja1.B2:Hoja1.B12"/>
            <chart:data-point chart:repeated="11"/>
          </chart:series>
          <chart:series chart:style-name="ch11" chart:values-cell-range-address="Hoja1.J2:Hoja1.J12" chart:label-cell-address="Hoja1.J1:Hoja1.J1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Globales</text:p>
                <draw:g>
                  <svg:desc>Hoja1.D1:Hoja1.D1</svg:desc>
                </draw:g>
              </table:table-cell>
              <table:table-cell office:value-type="string">
                <text:p>Globales</text:p>
                <draw:g>
                  <svg:desc>Hoja1.J1:Hoja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Hoja1.B2:Hoja1.B12</svg:desc>
                </draw:g>
              </table:table-cell>
              <table:table-cell office:value-type="float" office:value="0.000607585">
                <text:p>0.000607585</text:p>
                <draw:g>
                  <svg:desc>Hoja1.D2:Hoja1.D12</svg:desc>
                </draw:g>
              </table:table-cell>
              <table:table-cell office:value-type="float" office:value="0.000278217">
                <text:p>0.000278217</text:p>
                <draw:g>
                  <svg:desc>Hoja1.J2:Hoja1.J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1020553">
                <text:p>0.001020553</text:p>
              </table:table-cell>
              <table:table-cell office:value-type="float" office:value="0.000862541">
                <text:p>0.0008625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1476087">
                <text:p>0.001476087</text:p>
              </table:table-cell>
              <table:table-cell office:value-type="float" office:value="0.001703415">
                <text:p>0.0017034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4304">
                <text:p>4194304</text:p>
              </table:table-cell>
              <table:table-cell office:value-type="float" office:value="0.002695415">
                <text:p>0.002695415</text:p>
              </table:table-cell>
              <table:table-cell office:value-type="float" office:value="0.00265397">
                <text:p>0.002653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8608">
                <text:p>8388608</text:p>
              </table:table-cell>
              <table:table-cell office:value-type="float" office:value="0.005224591">
                <text:p>0.005224591</text:p>
              </table:table-cell>
              <table:table-cell office:value-type="float" office:value="0.005980584">
                <text:p>0.0059805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77216">
                <text:p>16777216</text:p>
              </table:table-cell>
              <table:table-cell office:value-type="float" office:value="0.012184458">
                <text:p>0.012184458</text:p>
              </table:table-cell>
              <table:table-cell office:value-type="float" office:value="0.011961613">
                <text:p>0.011961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54432">
                <text:p>33554432</text:p>
              </table:table-cell>
              <table:table-cell office:value-type="float" office:value="0.021827595">
                <text:p>0.021827595</text:p>
              </table:table-cell>
              <table:table-cell office:value-type="float" office:value="0.023617483">
                <text:p>0.0236174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08864">
                <text:p>67108864</text:p>
              </table:table-cell>
              <table:table-cell office:value-type="float" office:value="0.039013598">
                <text:p>0.039013598</text:p>
              </table:table-cell>
              <table:table-cell office:value-type="float" office:value="0.046993269">
                <text:p>0.046993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217728">
                <text:p>134217728</text:p>
              </table:table-cell>
              <table:table-cell office:value-type="float" office:value="0.089127827">
                <text:p>0.089127827</text:p>
              </table:table-cell>
              <table:table-cell office:value-type="float" office:value="0.093346992">
                <text:p>0.0933469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435456">
                <text:p>268435456</text:p>
              </table:table-cell>
              <table:table-cell office:value-type="float" office:value="0.292555874">
                <text:p>0.292555874</text:p>
              </table:table-cell>
              <table:table-cell office:value-type="float" office:value="0.185995082">
                <text:p>0.1859950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6870912">
                <text:p>536870912</text:p>
              </table:table-cell>
              <table:table-cell office:value-type="float" office:value="0.310145824">
                <text:p>0.310145824</text:p>
              </table:table-cell>
              <table:table-cell office:value-type="float" office:value="0.185995082">
                <text:p>0.1859950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99ffff" draw:fill-color="#99ff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666" draw:fill-color="#ff666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24cm" svg:height="8.996cm" xlink:href=".." xlink:type="simple" chart:class="chart:scatter" chart:style-name="ch1">
        <chart:title svg:x="6.344cm" svg:y="0.315cm" chart:style-name="ch2">
          <text:p>Vectores Dinámicos</text:p>
        </chart:title>
        <chart:legend chart:legend-position="end" svg:x="13.866cm" svg:y="3.95cm" style:legend-expansion="high" chart:style-name="ch3"/>
        <chart:plot-area chart:style-name="ch4" table:cell-range-address="Hoja1.B2:Hoja1.B12 Hoja1.E1:Hoja1.E12 Hoja1.K1:Hoja1.K12" chart:data-source-has-labels="row" svg:x="1.347cm" svg:y="1.273cm" svg:width="12.183cm" svg:height="6.563cm">
          <chartooo:coordinate-region svg:x="2.63cm" svg:y="1.472cm" svg:width="9.972cm" svg:height="5.717cm"/>
          <chart:axis chart:dimension="x" chart:name="primary-x" chart:style-name="ch5">
            <chart:title svg:x="6.984cm" svg:y="8.015cm" chart:style-name="ch6">
              <text:p>Bytes</text:p>
            </chart:title>
          </chart:axis>
          <chart:axis chart:dimension="y" chart:name="primary-y" chart:style-name="ch5">
            <chart:title svg:x="0.451cm" svg:y="5.352cm" chart:style-name="ch7">
              <text:p>Segundos</text:p>
            </chart:title>
            <chart:grid chart:style-name="ch8" chart:class="major"/>
          </chart:axis>
          <chart:series chart:style-name="ch9" chart:values-cell-range-address="Hoja1.E2:Hoja1.E12" chart:label-cell-address="Hoja1.E1:Hoja1.E1" chart:class="chart:scatter">
            <chart:domain table:cell-range-address="Hoja1.B2:Hoja1.B12"/>
            <chart:data-point chart:repeated="11"/>
          </chart:series>
          <chart:series chart:style-name="ch10" chart:values-cell-range-address="Hoja1.K2:Hoja1.K12" chart:label-cell-address="Hoja1.K1:Hoja1.K1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Dinámicos</text:p>
                <draw:g>
                  <svg:desc>Hoja1.E1:Hoja1.E1</svg:desc>
                </draw:g>
              </table:table-cell>
              <table:table-cell office:value-type="string">
                <text:p>Dinámicos</text:p>
                <draw:g>
                  <svg:desc>Hoja1.K1:Hoja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Hoja1.B2:Hoja1.B12</svg:desc>
                </draw:g>
              </table:table-cell>
              <table:table-cell office:value-type="float" office:value="0.000353979">
                <text:p>0.000353979</text:p>
                <draw:g>
                  <svg:desc>Hoja1.E2:Hoja1.E12</svg:desc>
                </draw:g>
              </table:table-cell>
              <table:table-cell office:value-type="float" office:value="0.000274168">
                <text:p>0.000274168</text:p>
                <draw:g>
                  <svg:desc>Hoja1.K2:Hoja1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0663568">
                <text:p>0.000663568</text:p>
              </table:table-cell>
              <table:table-cell office:value-type="float" office:value="0.000793226">
                <text:p>0.000793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1522026">
                <text:p>0.001522026</text:p>
              </table:table-cell>
              <table:table-cell office:value-type="float" office:value="0.001686064">
                <text:p>0.001686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4304">
                <text:p>4194304</text:p>
              </table:table-cell>
              <table:table-cell office:value-type="float" office:value="0.002560905">
                <text:p>0.002560905</text:p>
              </table:table-cell>
              <table:table-cell office:value-type="float" office:value="0.002587189">
                <text:p>0.0025871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8608">
                <text:p>8388608</text:p>
              </table:table-cell>
              <table:table-cell office:value-type="float" office:value="0.008504593">
                <text:p>0.008504593</text:p>
              </table:table-cell>
              <table:table-cell office:value-type="float" office:value="0.005933762">
                <text:p>0.0059337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77216">
                <text:p>16777216</text:p>
              </table:table-cell>
              <table:table-cell office:value-type="float" office:value="0.010753092">
                <text:p>0.010753092</text:p>
              </table:table-cell>
              <table:table-cell office:value-type="float" office:value="0.011806939">
                <text:p>0.0118069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54432">
                <text:p>33554432</text:p>
              </table:table-cell>
              <table:table-cell office:value-type="float" office:value="0.02243323">
                <text:p>0.02243323</text:p>
              </table:table-cell>
              <table:table-cell office:value-type="float" office:value="0.023483793">
                <text:p>0.0234837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08864">
                <text:p>67108864</text:p>
              </table:table-cell>
              <table:table-cell office:value-type="float" office:value="0.038498684">
                <text:p>0.038498684</text:p>
              </table:table-cell>
              <table:table-cell office:value-type="float" office:value="0.047053219">
                <text:p>0.047053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217728">
                <text:p>134217728</text:p>
              </table:table-cell>
              <table:table-cell office:value-type="float" office:value="0.079294458">
                <text:p>0.079294458</text:p>
              </table:table-cell>
              <table:table-cell office:value-type="float" office:value="0.092506548">
                <text:p>0.0925065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435456">
                <text:p>268435456</text:p>
              </table:table-cell>
              <table:table-cell office:value-type="float" office:value="0.381329986">
                <text:p>0.381329986</text:p>
              </table:table-cell>
              <table:table-cell office:value-type="float" office:value="0.186951391">
                <text:p>0.1869513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6870912">
                <text:p>536870912</text:p>
              </table:table-cell>
              <table:table-cell office:value-type="float" office:value="0.331624236">
                <text:p>0.331624236</text:p>
              </table:table-cell>
              <table:table-cell office:value-type="float" office:value="0.37298705">
                <text:p>0.372987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99ffff" draw:fill-color="#99ff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666" draw:fill-color="#ff666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25cm" svg:height="8.996cm" xlink:href=".." xlink:type="simple" chart:class="chart:scatter" chart:style-name="ch1">
        <chart:title svg:x="6.516cm" svg:y="0.315cm" chart:style-name="ch2">
          <text:p>Vectores Globales</text:p>
        </chart:title>
        <chart:legend chart:legend-position="end" svg:x="14.132cm" svg:y="3.95cm" style:legend-expansion="high" chart:style-name="ch3"/>
        <chart:plot-area chart:style-name="ch4" table:cell-range-address="Hoja1.B2:Hoja1.B12 Hoja1.D1:Hoja1.D12 Hoja1.J1:Hoja1.J12" chart:data-source-has-labels="row" svg:x="1.347cm" svg:y="1.273cm" svg:width="12.449cm" svg:height="6.563cm">
          <chartooo:coordinate-region svg:x="2.63cm" svg:y="1.472cm" svg:width="10.238cm" svg:height="5.717cm"/>
          <chart:axis chart:dimension="x" chart:name="primary-x" chart:style-name="ch5">
            <chart:title svg:x="7.117cm" svg:y="8.015cm" chart:style-name="ch6">
              <text:p>Bytes</text:p>
            </chart:title>
          </chart:axis>
          <chart:axis chart:dimension="y" chart:name="primary-y" chart:style-name="ch5">
            <chart:title svg:x="0.451cm" svg:y="5.352cm" chart:style-name="ch7">
              <text:p>Segundos</text:p>
            </chart:title>
            <chart:grid chart:style-name="ch8" chart:class="major"/>
          </chart:axis>
          <chart:series chart:style-name="ch9" chart:values-cell-range-address="Hoja1.D2:Hoja1.D12" chart:label-cell-address="Hoja1.D1:Hoja1.D1" chart:class="chart:scatter">
            <chart:domain table:cell-range-address="Hoja1.B2:Hoja1.B12"/>
            <chart:data-point chart:repeated="11"/>
          </chart:series>
          <chart:series chart:style-name="ch10" chart:values-cell-range-address="Hoja1.J2:Hoja1.J12" chart:label-cell-address="Hoja1.J1:Hoja1.J1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Globales</text:p>
                <draw:g>
                  <svg:desc>Hoja1.D1:Hoja1.D1</svg:desc>
                </draw:g>
              </table:table-cell>
              <table:table-cell office:value-type="string">
                <text:p>Globales</text:p>
                <draw:g>
                  <svg:desc>Hoja1.J1:Hoja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Hoja1.B2:Hoja1.B12</svg:desc>
                </draw:g>
              </table:table-cell>
              <table:table-cell office:value-type="float" office:value="0.000607585">
                <text:p>0.000607585</text:p>
                <draw:g>
                  <svg:desc>Hoja1.D2:Hoja1.D12</svg:desc>
                </draw:g>
              </table:table-cell>
              <table:table-cell office:value-type="float" office:value="0.000278217">
                <text:p>0.000278217</text:p>
                <draw:g>
                  <svg:desc>Hoja1.J2:Hoja1.J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1020553">
                <text:p>0.001020553</text:p>
              </table:table-cell>
              <table:table-cell office:value-type="float" office:value="0.000862541">
                <text:p>0.0008625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1476087">
                <text:p>0.001476087</text:p>
              </table:table-cell>
              <table:table-cell office:value-type="float" office:value="0.001703415">
                <text:p>0.0017034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4304">
                <text:p>4194304</text:p>
              </table:table-cell>
              <table:table-cell office:value-type="float" office:value="0.002695415">
                <text:p>0.002695415</text:p>
              </table:table-cell>
              <table:table-cell office:value-type="float" office:value="0.00265397">
                <text:p>0.002653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8608">
                <text:p>8388608</text:p>
              </table:table-cell>
              <table:table-cell office:value-type="float" office:value="0.005224591">
                <text:p>0.005224591</text:p>
              </table:table-cell>
              <table:table-cell office:value-type="float" office:value="0.005980584">
                <text:p>0.0059805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77216">
                <text:p>16777216</text:p>
              </table:table-cell>
              <table:table-cell office:value-type="float" office:value="0.012184458">
                <text:p>0.012184458</text:p>
              </table:table-cell>
              <table:table-cell office:value-type="float" office:value="0.011961613">
                <text:p>0.011961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54432">
                <text:p>33554432</text:p>
              </table:table-cell>
              <table:table-cell office:value-type="float" office:value="0.021827595">
                <text:p>0.021827595</text:p>
              </table:table-cell>
              <table:table-cell office:value-type="float" office:value="0.023617483">
                <text:p>0.0236174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08864">
                <text:p>67108864</text:p>
              </table:table-cell>
              <table:table-cell office:value-type="float" office:value="0.039013598">
                <text:p>0.039013598</text:p>
              </table:table-cell>
              <table:table-cell office:value-type="float" office:value="0.046993269">
                <text:p>0.046993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217728">
                <text:p>134217728</text:p>
              </table:table-cell>
              <table:table-cell office:value-type="float" office:value="0.089127827">
                <text:p>0.089127827</text:p>
              </table:table-cell>
              <table:table-cell office:value-type="float" office:value="0.093346992">
                <text:p>0.0933469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435456">
                <text:p>268435456</text:p>
              </table:table-cell>
              <table:table-cell office:value-type="float" office:value="0.292555874">
                <text:p>0.292555874</text:p>
              </table:table-cell>
              <table:table-cell office:value-type="float" office:value="0.185995082">
                <text:p>0.1859950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6870912">
                <text:p>536870912</text:p>
              </table:table-cell>
              <table:table-cell office:value-type="float" office:value="0.310145824">
                <text:p>0.310145824</text:p>
              </table:table-cell>
              <table:table-cell office:value-type="float" office:value="0.185995082">
                <text:p>0.1859950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